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BRANDON INFANZO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FANZON SAUÑE, ANTHONY BRAND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INFANZON SAUÑE, ANTHONY BRAND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57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8:06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